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3DFCFC1FEF4793FB.png" manifest:media-type="image/png"/>
  <manifest:file-entry manifest:full-path="Pictures/10000A7B000052220000741E34BD2E24A4E613B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7.75cm" fo:min-width="17.5cm"/>
    </style:style>
    <style:style style:name="gr3" style:family="graphic" style:parent-style-name="standard">
      <style:graphic-properties draw:stroke="solid" draw:stroke-dash="Dashed_20__28_var_29__20_1" svg:stroke-width="0.529cm" svg:stroke-color="#000000" draw:marker-start-width="0.618cm" draw:marker-end-width="0.618cm" draw:stroke-linejoin="miter" svg:stroke-linecap="butt" draw:fill="none" draw:fill-color="#deaa87" draw:textarea-horizontal-align="center" draw:textarea-vertical-align="middle" fo:padding-top="0.389cm" fo:padding-bottom="0.389cm" fo:padding-left="0.514cm" fo:padding-right="0.514cm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width="true" fo:min-height="4.519cm" fo:min-width="10.118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-color="#bb86fc" draw:textarea-horizontal-align="justify" draw:textarea-vertical-align="middle" draw:auto-grow-height="false" fo:min-height="17.75cm" fo:min-width="17.5cm"/>
    </style:style>
    <style:style style:name="gr6" style:family="graphic" style:parent-style-name="standard">
      <style:graphic-properties draw:stroke="solid" draw:stroke-dash="Dashed_20__28_var_29__20_1" svg:stroke-width="0.159cm" svg:stroke-color="#000000" draw:marker-start-width="0.238cm" draw:marker-end-width="0.238cm" draw:stroke-linejoin="miter" svg:stroke-linecap="butt" draw:fill="solid" draw:fill-color="#deaa87" draw:textarea-horizontal-align="center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deaa87"/>
      <style:paragraph-properties fo:text-align="center"/>
    </style:style>
    <style:style style:name="P4" style:family="paragraph">
      <loext:graphic-properties draw:fill="solid" draw:fill-color="#000000"/>
      <style:paragraph-properties fo:text-align="center" style:writing-mode="lr-tb"/>
      <style:text-properties fo:color="#000000" loext:opacity="100%" style:text-outline="false" style:text-line-through-style="none" style:text-line-through-type="none" style:font-name="sans-serif" fo:font-size="114.69999694824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14.699996948242pt" style:font-name-complex="sans-serif" style:font-size-complex="114.699996948242pt" style:text-scale="100%" style:text-overline-style="none" style:text-overline-color="font-color"/>
    </style:style>
    <style:style style:name="P5" style:family="paragraph">
      <loext:graphic-properties draw:fill-color="#bb86fc"/>
      <style:paragraph-properties fo:text-align="center"/>
    </style:style>
    <style:style style:name="P6" style:family="paragraph">
      <loext:graphic-properties draw:fill="solid" draw:fill-color="#deaa87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025cm" svg:height="29.725cm" svg:x="0cm" svg:y="0cm">
          <draw:image xlink:href="Pictures/10000A7B000052220000741E34BD2E24A4E613B7.svg" xlink:type="simple" xlink:show="embed" xlink:actuate="onLoad" draw:mime-type="image/svg+xml">
            <text:p/>
          </draw:image>
          <draw:image xlink:href="Pictures/1000020100000253000003493DFCFC1FEF4793FB.png" xlink:type="simple" xlink:show="embed" xlink:actuate="onLoad" draw:mime-type="image/png"/>
        </draw:frame>
      </draw:page>
      <draw:page draw:name="page2" draw:style-name="dp1" draw:master-page-name="Standard">
        <draw:custom-shape draw:style-name="gr2" draw:text-style-name="P2" draw:layer="layout" svg:width="18cm" svg:height="18cm" svg:x="1.281cm" svg:y="4.281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3" draw:layer="layout" svg:width="6.611cm" svg:height="8.789cm" svg:x="6.975cm" svg:y="8.886cm" svg:viewBox="0 0 6612 8790" svg:d="M6612 5271c0 1943-1480 3519-3306 3519-1825 0-3306-1576-3306-3519 0-1944 1546-5271 3372-5271s3240 3327 3240 5271z">
            <text:p/>
          </draw:path>
          <draw:g>
            <draw:path draw:style-name="gr4" draw:text-style-name="P4" draw:layer="layout" svg:width="1.009cm" svg:height="1.581cm" svg:x="7.737cm" svg:y="12.895cm" svg:viewBox="0 0 1010 1582" svg:d="M0 792c0-184 19-331 57-443 37-111 93-198 168-258 74-61 167-91 280-91 83 0 156 17 219 50 63 34 114 82 155 145s73 140 96 230c24 91 35 213 35 367 0 182-19 328-56 440s-93 198-167 259c-75 61-168 91-282 91-149 0-267-53-352-160-102-129-153-339-153-630zM195 792c0 254 30 423 90 508 59 84 133 126 220 126s161-42 220-127c60-84 90-254 90-507 0-255-30-425-90-509-59-84-133-126-222-126-87 0-157 37-209 111-66 95-99 269-99 524z">
              <text:p/>
            </draw:path>
            <draw:path draw:style-name="gr4" draw:text-style-name="P4" draw:layer="layout" svg:width="1.07cm" svg:height="1.548cm" svg:x="8.878cm" svg:y="12.901cm" svg:viewBox="0 0 1071 1549" svg:d="M672 1549c0-123 0-247 0-370-224 0-448 0-672 0 0-59 0-117 0-175 236-335 471-669 707-1004 52 0 103 0 155 0 0 335 0 669 0 1004 70 0 140 0 209 0 0 58 0 116 0 175-69 0-139 0-209 0 0 123 0 247 0 370-63 0-127 0-190 0zM672 1004c0-233 0-466 0-699-162 233-323 466-485 699 162 0 323 0 485 0z">
              <text:p/>
            </draw:path>
            <draw:path draw:style-name="gr4" draw:text-style-name="P4" draw:layer="layout" svg:width="0.216cm" svg:height="1.122cm" svg:x="10.249cm" svg:y="13.328cm" svg:viewBox="0 0 217 1123" svg:d="M0 217c0-73 0-145 0-217 72 0 144 0 217 0 0 72 0 144 0 217-73 0-145 0-217 0zM0 1123c0-73 0-145 0-217 72 0 144 0 217 0 0 72 0 144 0 217-73 0-145 0-217 0z">
              <text:p/>
            </draw:path>
            <draw:path draw:style-name="gr4" draw:text-style-name="P4" draw:layer="layout" svg:width="1.023cm" svg:height="1.555cm" svg:x="10.719cm" svg:y="12.895cm" svg:viewBox="0 0 1024 1556" svg:d="M1024 1373v183h-1024c-1-46 6-90 22-132 26-70 68-139 126-206 57-68 140-146 248-235 169-138 283-248 342-328 59-81 88-157 88-229 0-75-26-139-80-191s-125-78-211-78c-92 0-165 28-220 83s-83 131-83 228l-196-20c13-146 64-257 151-333 88-77 205-115 352-115 149 0 266 41 353 124 87 82 130 184 130 306 0 62-13 123-38 183s-68 123-126 189c-59 66-157 157-294 273-114 96-187 161-219 195-33 34-60 68-81 103z">
              <text:p/>
            </draw:path>
            <draw:path draw:style-name="gr4" draw:text-style-name="P4" draw:layer="layout" svg:width="1.02cm" svg:height="1.581cm" svg:x="11.944cm" svg:y="12.895cm" svg:viewBox="0 0 1021 1582" svg:d="M295 716c-79-29-138-71-176-124-38-54-57-118-57-192 0-113 41-208 122-285s189-115 323-115c135 0 244 39 327 118 82 78 123 174 123 287 0 72-19 134-56 187-38 54-95 95-172 124 95 31 168 81 217 150 50 69 75 151 75 247 0 133-47 244-141 334-93 90-217 135-370 135-152 0-276-45-369-135-94-91-141-204-141-339 0-101 26-185 77-253s123-115 218-139zM257 393c0 74 23 133 71 180 47 46 108 70 183 70 74 0 134-23 181-70 46-46 70-102 70-169 0-70-24-129-73-176-48-48-108-72-180-72s-132 24-180 70c-48 47-72 102-72 167zM195 1109c0 54 13 107 39 157 26 51 64 90 115 118 50 28 105 42 163 42 91 0 166-29 226-88 59-58 88-133 88-223 0-91-30-167-91-227s-137-90-229-90c-89 0-163 30-222 89s-89 133-89 222z">
              <text:p/>
            </draw:path>
          </draw:g>
        </draw:g>
      </draw:page>
      <draw:page draw:name="page3" draw:style-name="dp1" draw:master-page-name="Standard">
        <draw:custom-shape draw:style-name="gr5" draw:text-style-name="P5" draw:layer="layout" svg:width="18cm" svg:height="18cm" svg:x="1.281cm" svg:y="4.281cm">
          <text:p/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6.611cm" svg:height="8.789cm" svg:x="6.975cm" svg:y="8.886cm" svg:viewBox="0 0 6612 8790" svg:d="M6612 5271c0 1943-1480 3519-3306 3519-1825 0-3306-1576-3306-3519 0-1944 1546-5271 3372-5271s3240 3327 3240 5271z">
          <text:p/>
        </draw:path>
        <draw:g>
          <draw:path draw:style-name="gr4" draw:text-style-name="P4" draw:layer="layout" svg:width="1.009cm" svg:height="1.581cm" svg:x="7.737cm" svg:y="12.895cm" svg:viewBox="0 0 1010 1582" svg:d="M0 792c0-184 19-331 57-443 37-111 93-198 168-258 74-61 167-91 280-91 83 0 156 17 219 50 63 34 114 82 155 145s73 140 96 230c24 91 35 213 35 367 0 182-19 328-56 440s-93 198-167 259c-75 61-168 91-282 91-149 0-267-53-352-160-102-129-153-339-153-630zM195 792c0 254 30 423 90 508 59 84 133 126 220 126s161-42 220-127c60-84 90-254 90-507 0-255-30-425-90-509-59-84-133-126-222-126-87 0-157 37-209 111-66 95-99 269-99 524z">
            <text:p/>
          </draw:path>
          <draw:path draw:style-name="gr4" draw:text-style-name="P4" draw:layer="layout" svg:width="1.07cm" svg:height="1.548cm" svg:x="8.878cm" svg:y="12.901cm" svg:viewBox="0 0 1071 1549" svg:d="M672 1549c0-123 0-247 0-370-224 0-448 0-672 0 0-59 0-117 0-175 236-335 471-669 707-1004 52 0 103 0 155 0 0 335 0 669 0 1004 70 0 140 0 209 0 0 58 0 116 0 175-69 0-139 0-209 0 0 123 0 247 0 370-63 0-127 0-190 0zM672 1004c0-233 0-466 0-699-162 233-323 466-485 699 162 0 323 0 485 0z">
            <text:p/>
          </draw:path>
          <draw:path draw:style-name="gr4" draw:text-style-name="P4" draw:layer="layout" svg:width="0.216cm" svg:height="1.122cm" svg:x="10.249cm" svg:y="13.328cm" svg:viewBox="0 0 217 1123" svg:d="M0 217c0-73 0-145 0-217 72 0 144 0 217 0 0 72 0 144 0 217-73 0-145 0-217 0zM0 1123c0-73 0-145 0-217 72 0 144 0 217 0 0 72 0 144 0 217-73 0-145 0-217 0z">
            <text:p/>
          </draw:path>
          <draw:path draw:style-name="gr4" draw:text-style-name="P4" draw:layer="layout" svg:width="1.023cm" svg:height="1.555cm" svg:x="10.719cm" svg:y="12.895cm" svg:viewBox="0 0 1024 1556" svg:d="M1024 1373v183h-1024c-1-46 6-90 22-132 26-70 68-139 126-206 57-68 140-146 248-235 169-138 283-248 342-328 59-81 88-157 88-229 0-75-26-139-80-191s-125-78-211-78c-92 0-165 28-220 83s-83 131-83 228l-196-20c13-146 64-257 151-333 88-77 205-115 352-115 149 0 266 41 353 124 87 82 130 184 130 306 0 62-13 123-38 183s-68 123-126 189c-59 66-157 157-294 273-114 96-187 161-219 195-33 34-60 68-81 103z">
            <text:p/>
          </draw:path>
          <draw:path draw:style-name="gr4" draw:text-style-name="P4" draw:layer="layout" svg:width="1.02cm" svg:height="1.581cm" svg:x="11.944cm" svg:y="12.895cm" svg:viewBox="0 0 1021 1582" svg:d="M295 716c-79-29-138-71-176-124-38-54-57-118-57-192 0-113 41-208 122-285s189-115 323-115c135 0 244 39 327 118 82 78 123 174 123 287 0 72-19 134-56 187-38 54-95 95-172 124 95 31 168 81 217 150 50 69 75 151 75 247 0 133-47 244-141 334-93 90-217 135-370 135-152 0-276-45-369-135-94-91-141-204-141-339 0-101 26-185 77-253s123-115 218-139zM257 393c0 74 23 133 71 180 47 46 108 70 183 70 74 0 134-23 181-70 46-46 70-102 70-169 0-70-24-129-73-176-48-48-108-72-180-72s-132 24-180 70c-48 47-72 102-72 167zM195 1109c0 54 13 107 39 157 26 51 64 90 115 118 50 28 105 42 163 42 91 0 166-29 226-88 59-58 88-133 88-223 0-91-30-167-91-227s-137-90-229-90c-89 0-163 30-222 89s-89 133-89 222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17T14:49:24.910393602</dc:date>
    <meta:editing-duration>PT12M59S</meta:editing-duration>
    <meta:editing-cycles>6</meta:editing-cycles>
    <meta:generator>LibreOffice/7.1.5.2$Linux_X86_64 LibreOffice_project/10$Build-2</meta:generator>
    <meta:document-statistic meta:object-count="18"/>
  </office:meta>
</office:document-meta>
</file>